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27587" officeooo:paragraph-rsid="00027587" style:font-size-asian="8.75pt" style:font-size-complex="10pt"/>
    </style:style>
    <style:style style:name="P2" style:family="paragraph" style:parent-style-name="Standard">
      <style:text-properties style:font-name="Courier New" fo:font-size="10pt" fo:font-weight="bold" officeooo:rsid="00027587" officeooo:paragraph-rsid="00027587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officeooo:rsid="00027587" officeooo:paragraph-rsid="0003277f" style:font-size-asian="8.75pt" style:font-size-complex="10pt"/>
    </style:style>
    <style:style style:name="P4" style:family="paragraph" style:parent-style-name="Standard">
      <style:text-properties style:font-name="Courier New" fo:font-size="10pt" fo:font-weight="normal" officeooo:rsid="00027587" officeooo:paragraph-rsid="0003277f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normal" officeooo:rsid="00027587" officeooo:paragraph-rsid="00027587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normal" officeooo:rsid="0003277f" officeooo:paragraph-rsid="0003277f" style:font-size-asian="8.75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officeooo:rsid="0003277f" style:font-weight-asian="normal" style:font-weight-complex="normal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officeooo:rsid="0003277f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5</text:p>
      <text:p text:style-name="P1">Jhonal Roca</text:p>
      <text:p text:style-name="P1">Bases de Datos – Modelo Relacional</text:p>
      <text:p text:style-name="P1"/>
      <text:p text:style-name="P1"/>
      <text:p text:style-name="P2">Ejercicio 1:</text:p>
      <text:p text:style-name="P1"/>
      <text:p text:style-name="P1">Profesor (<text:span text:style-name="T1">#id</text:span>, Nombre)</text:p>
      <text:p text:style-name="P1"/>
      <text:p text:style-name="P1">Curso (<text:span text:style-name="T1">#id</text:span><text:span text:style-name="T2">,</text:span> descripcion)</text:p>
      <text:p text:style-name="P1"/>
      <text:p text:style-name="P1">Aula (<text:span text:style-name="T1">#id</text:span>, nombre)</text:p>
      <text:p text:style-name="P1"/>
      <text:p text:style-name="P1">Imparte (<text:span text:style-name="T1">#id_profesor</text:span>, <text:span text:style-name="T1">#id_curso</text:span>, <text:span text:style-name="T1">#id_aula</text:span>, hora, dia)</text:p>
      <text:p text:style-name="P3"><text:tab/>id_profesor → Profesor <text:span text:style-name="T3">(BR:MC)</text:span></text:p>
      <text:p text:style-name="P3"><text:tab/>id_curso → Curso <text:span text:style-name="T3">(BR:MC)</text:span></text:p>
      <text:p text:style-name="P3"><text:tab/>id_aula → Aula <text:span text:style-name="T3">(BR:MC)</text:span></text:p>
      <text:p text:style-name="P1"/>
      <text:p text:style-name="P1"/>
      <text:p text:style-name="P2">Ejercicio 2:</text:p>
      <text:p text:style-name="P2"/>
      <text:p text:style-name="P4">Profesor (<text:span text:style-name="T1">#id</text:span>, Nombre)</text:p>
      <text:p text:style-name="P5"/>
      <text:p text:style-name="P4">Aula (<text:span text:style-name="T1">#id</text:span>, nombre)</text:p>
      <text:p text:style-name="P5"/>
      <text:p text:style-name="P4">Modulo (<text:span text:style-name="T1">#id</text:span><text:span text:style-name="T2">,</text:span> descripcion)</text:p>
      <text:p text:style-name="P5"/>
      <text:p text:style-name="P5">Imparte (<text:span text:style-name="T1">#id_modulo</text:span>, <text:span text:style-name="T1">#id_aula</text:span>, <text:span text:style-name="T4">id_profesor</text:span>, hora, dia)</text:p>
      <text:p text:style-name="P4"><text:tab/>id_profesor → Profesor <text:span text:style-name="T5">(BR:MC)</text:span></text:p>
      <text:p text:style-name="P3"><text:tab/>id_<text:span text:style-name="T5">modulo</text:span> → <text:span text:style-name="T5">modulo </text:span><text:span text:style-name="T3">(BR:MC)</text:span></text:p>
      <text:p text:style-name="P4"><text:tab/>id_aula → Aula <text:span text:style-name="T5">(BR:MC)</text:span></text:p>
      <text:p text:style-name="P5"/>
      <text:p text:style-name="P5"/>
      <text:p text:style-name="P6">Ejercicio 3:</text:p>
      <text:p text:style-name="P6"/>
      <text:p text:style-name="P6">Actor (<text:span text:style-name="T1">#id</text:span>, <text:span text:style-name="T6">dni</text:span>, nombre, apellido)</text:p>
      <text:p text:style-name="P6"/>
      <text:p text:style-name="P6">Papel (<text:span text:style-name="T1">#id</text:span>, descripcion)</text:p>
      <text:p text:style-name="P6"/>
      <text:p text:style-name="P6">Pelicula (<text:span text:style-name="T1">#id</text:span>, nombre, descripcion)</text:p>
      <text:p text:style-name="P6"/>
      <text:p text:style-name="P6">Interpreta (<text:span text:style-name="T1">#id_actor</text:span>, <text:span text:style-name="T1">#id_papel</text:span>, <text:span text:style-name="T4">id_pelicula</text:span>, fecha, sueldo)</text:p>
      <text:p text:style-name="P6"><text:tab/>id_actor → Actor (BR:MC)</text:p>
      <text:p text:style-name="P6"><text:tab/>Id_papel → Papel (BR:MC)</text:p>
      <text:p text:style-name="P6"><text:tab/>id_pelicula → Pelicula (BR:MC)</text:p>
      <text:p text:style-name="P6"/>
      <text:p text:style-name="P6"/>
      <text:p text:style-name="P6">Ejercicio 4: </text:p>
      <text:p text:style-name="P6"/>
      <text:p text:style-name="P6">Asignatura ()</text:p>
      <text:p text:style-name="P6"/>
      <text:p text:style-name="P6">Alumno ()</text:p>
      <text:p text:style-name="P6"/>
      <text:p text:style-name="P6">Evaluacion ()</text:p>
      <text:p text:style-name="P6"/>
      <text:p text:style-name="P6">Calificacion (<text:span text:style-name="T1">#id_asignatura</text:span>, <text:span text:style-name="T1">#id_alumno</text:span>, <text:span text:style-name="T1">#id_evaluacion</text:span>, fehca, nota)</text:p>
      <text:p text:style-name="P6"><text:tab/>id_aisgnatura → Asignatura (BR:MC)</text:p>
      <text:p text:style-name="P6"><text:tab/>id_alumno → Alumno (BR:MC)</text:p>
      <text:p text:style-name="P6"><text:tab/>id_Evaluacion → Evaluacion (BR:MC)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0:24:27.309850100</meta:creation-date>
    <dc:date>2025-11-19T10:46:25.103914200</dc:date>
    <meta:editing-duration>PT11M13S</meta:editing-duration>
    <meta:editing-cycles>1</meta:editing-cycles>
    <meta:document-statistic meta:table-count="0" meta:image-count="0" meta:object-count="0" meta:page-count="1" meta:paragraph-count="35" meta:word-count="125" meta:character-count="941" meta:non-whitespace-character-count="837"/>
    <meta:generator>LibreOffice/25.8.2.2$Windows_X86_64 LibreOffice_project/d401f2107ccab8f924a8e2df40f573aab7605b6f</meta:generator>
  </office:meta>
</office:document-meta>
</file>